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995cm" table:align="left"/>
    </style:style>
    <style:style style:name="Taula4.A" style:family="table-column">
      <style:table-column-properties style:column-width="10.095cm"/>
    </style:style>
    <style:style style:name="Taula4.B" style:family="table-column">
      <style:table-column-properties style:column-width="2.3cm"/>
    </style:style>
    <style:style style:name="Tau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5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7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0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1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2" style:family="paragraph" style:parent-style-name="Table_20_Contents">
      <style:text-properties officeooo:rsid="00f23988" officeooo:paragraph-rsid="00fc6b49"/>
    </style:style>
    <style:style style:name="P33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3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37" style:family="paragraph" style:parent-style-name="Text_20_body" style:list-style-name="L1">
      <style:text-properties style:font-name="Arial" fo:font-size="10pt" fo:font-weight="bold" officeooo:rsid="0029f926" officeooo:paragraph-rsid="00fa9316" style:font-size-asian="10pt" style:font-weight-asian="bold" style:font-size-complex="10pt" style:font-weight-complex="bold"/>
    </style:style>
    <style:style style:name="P38" style:family="paragraph" style:parent-style-name="Text_20_body" style:list-style-name="L1">
      <style:text-properties fo:font-size="10pt" officeooo:paragraph-rsid="00fa9316" style:font-size-asian="10pt" style:font-size-complex="10pt"/>
    </style:style>
    <style:style style:name="P39" style:family="paragraph" style:parent-style-name="Text_20_body" style:list-style-name="L1">
      <style:text-properties fo:font-size="10pt" officeooo:rsid="0065ec61" officeooo:paragraph-rsid="00fa9316" style:font-size-asian="10pt" style:font-size-complex="10pt"/>
    </style:style>
    <style:style style:name="P40" style:family="paragraph" style:parent-style-name="Text_20_body" style:list-style-name="L1">
      <style:text-properties fo:font-size="10pt" officeooo:rsid="005d20e4" officeooo:paragraph-rsid="00fa9316" style:font-size-asian="10pt" style:font-size-complex="10pt"/>
    </style:style>
    <style:style style:name="P41" style:family="paragraph" style:parent-style-name="Text_20_body" style:list-style-name="L1">
      <style:text-properties fo:font-size="10pt" officeooo:rsid="006332b5" officeooo:paragraph-rsid="00fa9316" style:font-size-asian="10pt" style:font-size-complex="10pt"/>
    </style:style>
    <style:style style:name="P42" style:family="paragraph" style:parent-style-name="Text_20_body" style:list-style-name="L1">
      <style:text-properties fo:font-size="10pt" officeooo:rsid="006280bc" officeooo:paragraph-rsid="00fa9316" style:font-size-asian="10pt" style:font-size-complex="10pt"/>
    </style:style>
    <style:style style:name="P43" style:family="paragraph" style:parent-style-name="Text_20_body">
      <style:text-properties fo:font-weight="bold" officeooo:rsid="00591206" officeooo:paragraph-rsid="00fd4df7" style:font-weight-asian="bold" style:font-weight-complex="bold"/>
    </style:style>
    <style:style style:name="P44" style:family="paragraph" style:parent-style-name="Text_20_body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45" style:family="paragraph" style:parent-style-name="Text_20_body">
      <style:text-properties fo:font-size="11pt" officeooo:rsid="005889d4" officeooo:paragraph-rsid="00fd4df7" style:font-size-asian="11pt" style:font-size-complex="11pt"/>
    </style:style>
    <style:style style:name="P46" style:family="paragraph" style:parent-style-name="Text_20_body">
      <style:text-properties fo:font-size="11pt" officeooo:rsid="005b8685" officeooo:paragraph-rsid="00fd4df7" style:font-size-asian="11pt" style:font-size-complex="11pt"/>
    </style:style>
    <style:style style:name="P47" style:family="paragraph" style:parent-style-name="Text_20_body">
      <style:text-properties fo:font-size="11pt" officeooo:rsid="00596375" officeooo:paragraph-rsid="00fd4df7" style:font-size-asian="11pt" style:font-size-complex="11pt"/>
    </style:style>
    <style:style style:name="P48" style:family="paragraph" style:parent-style-name="Text_20_body">
      <style:text-properties fo:font-size="11pt" officeooo:rsid="005bc5d8" officeooo:paragraph-rsid="00fd4df7" style:font-size-asian="11pt" style:font-size-complex="11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0591206" officeooo:paragraph-rsid="00fd4df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fo:font-weight="normal" officeooo:rsid="00591206" officeooo:paragraph-rsid="00fd4df7" style:font-weight-asian="normal" style:font-weight-complex="normal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fo:font-weight="bold" officeooo:rsid="00591206" officeooo:paragraph-rsid="00fd4df7" style:font-weight-asian="bold" style:font-weight-complex="bold"/>
    </style:style>
    <style:style style:name="P52" style:family="paragraph" style:parent-style-name="Table_20_Contents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font-size="11pt" officeooo:paragraph-rsid="00fd4df7" style:font-size-asian="11pt" style:font-size-complex="11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7b776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d4df7" fo:background-color="transparent" loext:char-shading-value="0" style:font-size-asian="24pt" style:font-size-complex="2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280bc" style:font-weight-asian="normal" style:font-weight-complex="normal"/>
    </style:style>
    <style:style style:name="T22" style:family="text">
      <style:text-properties fo:font-weight="normal" officeooo:rsid="00620cf4" style:font-weight-asian="normal" style:font-weight-complex="normal"/>
    </style:style>
    <style:style style:name="T23" style:family="text">
      <style:text-properties fo:font-weight="normal" officeooo:rsid="00614b78" style:font-weight-asian="normal" style:font-weight-complex="normal"/>
    </style:style>
    <style:style style:name="T24" style:family="text">
      <style:text-properties fo:font-weight="normal" officeooo:rsid="005fb831" style:font-weight-asian="normal" style:font-weight-complex="normal"/>
    </style:style>
    <style:style style:name="T25" style:family="text">
      <style:text-properties fo:font-weight="normal" officeooo:rsid="005d20e4" style:font-weight-asian="normal" style:font-weight-complex="normal"/>
    </style:style>
    <style:style style:name="T26" style:family="text">
      <style:text-properties fo:font-weight="normal" officeooo:rsid="00651a4b" style:font-weight-asian="normal" style:font-weight-complex="normal"/>
    </style:style>
    <style:style style:name="T27" style:family="text">
      <style:text-properties fo:font-weight="normal" officeooo:rsid="005f452d" style:font-weight-asian="normal" style:font-weight-complex="normal"/>
    </style:style>
    <style:style style:name="T28" style:family="text">
      <style:text-properties fo:font-weight="normal" officeooo:rsid="00591206" style:font-weight-asian="normal" style:font-weight-complex="normal"/>
    </style:style>
    <style:style style:name="T29" style:family="text">
      <style:text-properties fo:font-weight="normal" officeooo:rsid="0064ef19" style:font-weight-asian="normal" style:font-weight-complex="normal"/>
    </style:style>
    <style:style style:name="T30" style:family="text">
      <style:text-properties fo:font-weight="normal" officeooo:rsid="00664576" style:font-weight-asian="normal" style:font-weight-complex="normal"/>
    </style:style>
    <style:style style:name="T31" style:family="text">
      <style:text-properties fo:font-weight="normal" officeooo:rsid="005e87ef" style:font-weight-asian="normal" style:font-weight-complex="normal"/>
    </style:style>
    <style:style style:name="T32" style:family="text">
      <style:text-properties fo:font-weight="normal" officeooo:rsid="005d2367" style:font-weight-asian="normal" style:font-weight-complex="normal"/>
    </style:style>
    <style:style style:name="T33" style:family="text">
      <style:text-properties officeooo:rsid="005c08d9"/>
    </style:style>
    <style:style style:name="T34" style:family="text">
      <style:text-properties officeooo:rsid="00fa9316"/>
    </style:style>
    <style:style style:name="T35" style:family="text">
      <style:text-properties officeooo:rsid="00fc6b49"/>
    </style:style>
    <style:style style:name="T36" style:family="text">
      <style:text-properties officeooo:rsid="005b8685"/>
    </style:style>
    <style:style style:name="T37" style:family="text">
      <style:text-properties officeooo:rsid="005d2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0">2251</text:span><text:span text:style-name="T11"> CFG</text:span><text:span text:style-name="T10">S Administració de Sistemes Informàtics</text:span></text:p>
      <text:p text:style-name="P31">2252 CFGS Desenvolupament d'Aplicacions Multiplataforma</text:p>
      <text:h text:style-name="P35" text:outline-level="1"><text:span text:style-name="T14">Mòdul 3</text:span><text:span text:style-name="T13"> – Programació bàsica</text:span></text:h>
      <text:h text:style-name="P36" text:outline-level="1">UF2 – <text:span text:style-name="T15">Programació modular</text:span></text:h>
      <text:p text:style-name="P30"><text:span text:style-name="T16">Informe de lliurament </text:span><text:span text:style-name="T17">A50</text:span><text:span text:style-name="T19">7</text:span></text:p>
      <text:p text:style-name="P29"/>
      <text:p text:style-name="P24"/>
      <text:p text:style-name="P20"/>
      <text:p text:style-name="P25"/>
      <text:p text:style-name="P26">Informe <text:span text:style-name="T34">de valoració de qualitat del codi </text:span><text:bookmark-start text:name="__DdeLink__3243_1392924193"/></text:p>
      <text:h text:style-name="P34" text:outline-level="1"><text:bookmark-end text:name="__DdeLink__3243_1392924193"/></text:h>
      <text:p text:style-name="P16">Avaluació entre iguals. L'avaluador d'aquest informe <text:span text:style-name="T35">l'</text:span>omplirà i el retornarà a l'autor per tal que pugui ser lliurat a la bústia de lliurament. </text:p>
      <text:p text:style-name="P18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2">Avaluador (persona que evalua)</text:p>
          </table:table-cell>
          <table:table-cell table:style-name="Taula2.B1" office:value-type="string">
            <text:p text:style-name="P32">Avaluat (persona a la que evaluen)</text:p>
          </table:table-cell>
        </table:table-row>
        <table:table-row>
          <table:table-cell table:style-name="Taula2.A4" office:value-type="string">
            <text:p text:style-name="P32">Especialista en disseny modular</text:p>
          </table:table-cell>
          <table:table-cell table:style-name="Taula2.B4" office:value-type="string">
            <text:p text:style-name="P32">Especialita en biblioteques</text:p>
          </table:table-cell>
        </table:table-row>
        <table:table-row>
          <table:table-cell table:style-name="Taula2.A4" office:value-type="string">
            <text:p text:style-name="P32">Especialista en etsructura de dades</text:p>
          </table:table-cell>
          <table:table-cell table:style-name="Taula2.B4" office:value-type="string">
            <text:p text:style-name="P32">Especialista en disseny modular</text:p>
          </table:table-cell>
        </table:table-row>
        <table:table-row>
          <table:table-cell table:style-name="Taula2.A4" office:value-type="string">
            <text:p text:style-name="P32">Especialita en biblioteques</text:p>
          </table:table-cell>
          <table:table-cell table:style-name="Taula2.B4" office:value-type="string">
            <text:p text:style-name="P32">Especialista en etsructura de dades</text:p>
          </table:table-cell>
        </table:table-row>
      </table:table>
      <text:p text:style-name="P17"/>
      <text:p text:style-name="P21"/>
      <text:p text:style-name="P14">Nom de l<text:span text:style-name="T33">'avaluador</text:span>: <text:s/>_______________________________________</text:p>
      <text:p text:style-name="P14">Nom de l'autor del codi: _____________________________________</text:p>
      <text:p text:style-name="P14">Data de l<text:span text:style-name="T33">'</text:span>a<text:span text:style-name="T33">valuació</text:span>: _________________________________________</text:p>
      <text:p text:style-name="P14"/>
      <text:p text:style-name="P15">Avaluació</text:p>
      <text:p text:style-name="P43"><text:span text:style-name="T20">Compila </text:span><text:span text:style-name="T31">i s'executa </text:span><text:span text:style-name="T20">(SI/NO): __________ <text:s/></text:span></text:p>
      <text:p text:style-name="P50">En cas negatiu:</text:p>
      <text:p text:style-name="P51"><text:span text:style-name="T20">Podeu intuir la raó per la qual no compila </text:span><text:span text:style-name="T31">o no s'executa</text:span><text:span text:style-name="T20">? <text:s text:c="2"/>___ <text:s/></text:span></text:p>
      <text:p text:style-name="P50">Quina és? __________________________________________</text:p>
      <text:p text:style-name="P51"/>
      <text:p text:style-name="P51"><text:span text:style-name="T20">En cas afirmatiu (que si compili) </text:span><text:span text:style-name="T32">i s'executi, valideu els criteris de qualitat:</text:span></text:p>
      <table:table table:name="Taula4" table:style-name="Taula4">
        <table:table-column table:style-name="Taula4.A"/>
        <table:table-column table:style-name="Taula4.B" table:number-columns-repeated="3"/>
        <table:table-row>
          <table:table-cell table:style-name="Taula4.A1" office:value-type="string">
            <text:p text:style-name="P44">Criteri</text:p>
          </table:table-cell>
          <table:table-cell table:style-name="Taula4.A1" office:value-type="string">
            <text:p text:style-name="P52">Sempre</text:p>
          </table:table-cell>
          <table:table-cell table:style-name="Taula4.A1" office:value-type="string">
            <text:p text:style-name="P52">Sovint</text:p>
          </table:table-cell>
          <table:table-cell table:style-name="Taula4.D1" office:value-type="string">
            <text:p text:style-name="P52">Mai o poques vegades</text:p>
          </table:table-cell>
        </table:table-row>
        <table:table-row>
          <table:table-cell table:style-name="Taula4.A3" office:value-type="string">
            <text:p text:style-name="P45"><text:span text:style-name="T36">E</text:span>n totes les pantalles de l'aplicació hi <text:span text:style-name="T36">ha </text:span>referencies <text:span text:style-name="T36">que indiquen la pantalla on es troba.</text:span></text:p>
          </table:table-cell>
          <table:table-cell table:style-name="Taula4.B2" office:value-type="string">
            <text:p text:style-name="P53"/>
          </table:table-cell>
          <table:table-cell table:style-name="Taula4.C3" office:value-type="string">
            <text:p text:style-name="P53"/>
          </table:table-cell>
          <table:table-cell table:style-name="Taula4.D2" office:value-type="string">
            <text:p text:style-name="P53"/>
          </table:table-cell>
        </table:table-row>
        <table:table-row>
          <table:table-cell table:style-name="Taula4.A3" office:value-type="string">
            <text:p text:style-name="P45"><text:span text:style-name="T36">E</text:span>n totes les pantalles <text:span text:style-name="T36">s'indica el </text:span>nivell <text:span text:style-name="T36">on es troba </text:span>respecte del menú principal.</text:p>
          </table:table-cell>
          <table:table-cell table:style-name="Taula4.B3" office:value-type="string">
            <text:p text:style-name="P53"/>
          </table:table-cell>
          <table:table-cell table:style-name="Taula4.C3" office:value-type="string">
            <text:p text:style-name="P53"/>
          </table:table-cell>
          <table:table-cell table:style-name="Taula4.D3" office:value-type="string">
            <text:p text:style-name="P53"/>
          </table:table-cell>
        </table:table-row>
        <table:table-row>
          <table:table-cell table:style-name="Taula4.A7" office:value-type="string">
            <text:p text:style-name="P46">La informació de les pantalles és clara i sempre indica el que s'espera de l'usuari sense ambigüitats no rodejos.</text:p>
          </table:table-cell>
          <table:table-cell table:style-name="Taula4.B4" office:value-type="string">
            <text:p text:style-name="P53"/>
          </table:table-cell>
          <table:table-cell table:style-name="Taula4.C7" office:value-type="string">
            <text:p text:style-name="P53"/>
          </table:table-cell>
          <table:table-cell table:style-name="Taula4.D4" office:value-type="string">
            <text:p text:style-name="P53"/>
          </table:table-cell>
        </table:table-row>
        <table:table-row>
          <table:table-cell table:style-name="Taula4.A7" office:value-type="string">
            <text:p text:style-name="P47"><text:span text:style-name="T36">Les pantalles són intuïtives</text:span>. És a dir l'usuari <text:span text:style-name="T36">endevina </text:span>el que ha de fer sense <text:span text:style-name="T36">esforç.</text:span></text:p>
          </table:table-cell>
          <table:table-cell table:style-name="Taula4.B5" office:value-type="string">
            <text:p text:style-name="P53"/>
          </table:table-cell>
          <table:table-cell table:style-name="Taula4.C7" office:value-type="string">
            <text:p text:style-name="P53"/>
          </table:table-cell>
          <table:table-cell table:style-name="Taula4.D5" office:value-type="string">
            <text:p text:style-name="P53"/>
          </table:table-cell>
        </table:table-row>
        <table:table-row>
          <table:table-cell table:style-name="Taula4.A7" office:value-type="string">
            <text:p text:style-name="P46">Totes les pantalles segueixen un mateix patró segons el tipus d'informació que mostres o demanen. És a dir estan normalitzades. </text:p>
          </table:table-cell>
          <table:table-cell table:style-name="Taula4.B6" office:value-type="string">
            <text:p text:style-name="P53"/>
          </table:table-cell>
          <table:table-cell table:style-name="Taula4.C7" office:value-type="string">
            <text:p text:style-name="P53"/>
          </table:table-cell>
          <table:table-cell table:style-name="Taula4.D6" office:value-type="string">
            <text:p text:style-name="P53"/>
          </table:table-cell>
        </table:table-row>
        <text:soft-page-break/>
        <table:table-row>
          <table:table-cell table:style-name="Taula4.A7" office:value-type="string">
            <text:p text:style-name="P46">Totes les pantalles presenten un sistema d'ajuda o bé la informació existent dóna ja <text:s/>suficient informació. </text:p>
          </table:table-cell>
          <table:table-cell table:style-name="Taula4.B7" office:value-type="string">
            <text:p text:style-name="P53"/>
          </table:table-cell>
          <table:table-cell table:style-name="Taula4.C7" office:value-type="string">
            <text:p text:style-name="P53"/>
          </table:table-cell>
          <table:table-cell table:style-name="Taula4.D7" office:value-type="string">
            <text:p text:style-name="P53"/>
          </table:table-cell>
        </table:table-row>
        <table:table-row>
          <table:table-cell table:style-name="Taula4.A8" office:value-type="string">
            <text:p text:style-name="P48">Suporta que l'usuari s'equivoqui sense penjar-se <text:span text:style-name="T37">i sempre es recullen exactament el tipus i el nombre de dades previstes. </text:span></text:p>
          </table:table-cell>
          <table:table-cell table:style-name="Taula4.B8" office:value-type="string">
            <text:p text:style-name="P53"/>
          </table:table-cell>
          <table:table-cell table:style-name="Taula4.C8" office:value-type="string">
            <text:p text:style-name="P53"/>
          </table:table-cell>
          <table:table-cell table:style-name="Taula4.D8" office:value-type="string">
            <text:p text:style-name="P53"/>
          </table:table-cell>
        </table:table-row>
      </table:table>
      <text:p text:style-name="P49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2</text:page-number></text:span><text:span text:style-name="Page_20_Number"><text:span text:style-name="MT7"> de </text:span></text:span><text:span text:style-name="MT7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43</meta:editing-cycles>
    <meta:editing-duration>P5DT2H34M44S</meta:editing-duration>
    <dc:date>2015-11-13T03:51:31.794090209</dc:date>
    <dc:creator>Josep Cañellas</dc:creator>
    <meta:document-statistic meta:table-count="4" meta:image-count="3" meta:object-count="0" meta:page-count="2" meta:paragraph-count="52" meta:word-count="310" meta:character-count="2145" meta:non-whitespace-character-count="1870"/>
    <meta:user-defined meta:name="Info 1"/>
    <meta:user-defined meta:name="Info 2"/>
    <meta:user-defined meta:name="Info 3"/>
    <meta:user-defined meta:name="Info 4"/>
  </office:meta>
</office:document-meta>
</file>